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style:language-asian="es" style:country-asian="ES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Imagen 1" text:anchor-type="as-char" svg:x="0in" svg:y="0in" svg:width="6.1375in" svg:height="3.83611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extodeglobo" style:display-name="Texto de globo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francisco</meta:initial-creator>
    <dc:creator>francisco</dc:creator>
    <meta:creation-date>2019-10-21T07:42:00Z</meta:creation-date>
    <dc:date>2019-10-21T07:45:00Z</dc:date>
    <meta:print-date>2019-10-21T07:44:00Z</meta:print-date>
    <meta:template xlink:href="Normal.dotm" xlink:type="simple"/>
    <meta:editing-cycles>1</meta:editing-cycles>
    <meta:editing-duration>PT180S</meta:editing-duration>
    <meta:document-statistic meta:page-count="1" meta:paragraph-count="1" meta:word-count="0" meta:character-count="1" meta:row-count="1" meta:non-whitespace-character-count="1"/>
  </office:meta>
</office:document-meta>
</file>